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a9ffb" officeooo:paragraph-rsid="001a9ffb"/>
    </style:style>
    <style:style style:name="P2" style:family="paragraph" style:parent-style-name="Standard">
      <style:paragraph-properties fo:text-align="justify" style:justify-single-word="false"/>
      <style:text-properties fo:language="en" fo:country="US" officeooo:rsid="001e9f9f" officeooo:paragraph-rsid="001e9f9f"/>
    </style:style>
    <style:style style:name="P3" style:family="paragraph" style:parent-style-name="Standard">
      <style:paragraph-properties fo:text-align="justify" style:justify-single-word="false"/>
      <style:text-properties fo:language="en" fo:country="US" officeooo:rsid="001eb1fd" officeooo:paragraph-rsid="001eb1fd"/>
    </style:style>
    <style:style style:name="P4" style:family="paragraph" style:parent-style-name="Standard">
      <style:paragraph-properties fo:text-align="justify" style:justify-single-word="false"/>
      <style:text-properties fo:language="en" fo:country="US" officeooo:rsid="001f72b2" officeooo:paragraph-rsid="0021cdb9"/>
    </style:style>
    <style:style style:name="P5" style:family="paragraph" style:parent-style-name="Standard">
      <style:paragraph-properties fo:text-align="justify" style:justify-single-word="false"/>
      <style:text-properties fo:language="en" fo:country="US" officeooo:rsid="0022a201" officeooo:paragraph-rsid="0022a201"/>
    </style:style>
    <style:style style:name="P6" style:family="paragraph" style:parent-style-name="Standard">
      <style:paragraph-properties fo:text-align="justify" style:justify-single-word="false"/>
      <style:text-properties fo:language="en" fo:country="US" officeooo:rsid="0022a201" officeooo:paragraph-rsid="00242645"/>
    </style:style>
    <style:style style:name="P7" style:family="paragraph" style:parent-style-name="Standard">
      <style:paragraph-properties fo:text-align="justify" style:justify-single-word="false"/>
      <style:text-properties fo:language="en" fo:country="US" officeooo:rsid="00242645" officeooo:paragraph-rsid="00242645"/>
    </style:style>
    <style:style style:name="P8" style:family="paragraph" style:parent-style-name="Standard">
      <style:paragraph-properties fo:text-align="justify" style:justify-single-word="false"/>
      <style:text-properties fo:language="en" fo:country="US" officeooo:rsid="00242645" officeooo:paragraph-rsid="0024aaeb"/>
    </style:style>
    <style:style style:name="P9" style:family="paragraph" style:parent-style-name="Standard">
      <style:paragraph-properties fo:text-align="justify" style:justify-single-word="false"/>
      <style:text-properties fo:language="en" fo:country="US" officeooo:rsid="0025da55" officeooo:paragraph-rsid="0025da55"/>
    </style:style>
    <style:style style:name="P10" style:family="paragraph" style:parent-style-name="Standard">
      <style:paragraph-properties fo:text-align="justify" style:justify-single-word="false"/>
      <style:text-properties fo:language="en" fo:country="US" officeooo:rsid="00270cbe" officeooo:paragraph-rsid="00270cbe"/>
    </style:style>
    <style:style style:name="P11" style:family="paragraph" style:parent-style-name="Standard">
      <style:paragraph-properties fo:text-align="justify" style:justify-single-word="false"/>
      <style:text-properties fo:language="en" fo:country="US" officeooo:rsid="0027dafc" officeooo:paragraph-rsid="0027dafc"/>
    </style:style>
    <style:style style:name="P12" style:family="paragraph" style:parent-style-name="Standard">
      <style:paragraph-properties fo:text-align="justify" style:justify-single-word="false"/>
      <style:text-properties fo:language="en" fo:country="US" officeooo:rsid="0029d3c4" officeooo:paragraph-rsid="0029d3c4"/>
    </style:style>
    <style:style style:name="P13" style:family="paragraph" style:parent-style-name="Standard">
      <style:paragraph-properties fo:text-align="justify" style:justify-single-word="false"/>
      <style:text-properties fo:language="en" fo:country="US" officeooo:rsid="002bbe0a" officeooo:paragraph-rsid="002bbe0a"/>
    </style:style>
    <style:style style:name="P14" style:family="paragraph" style:parent-style-name="Standard">
      <style:paragraph-properties fo:text-align="justify" style:justify-single-word="false"/>
      <style:text-properties style:text-position="sub 58%" fo:language="en" fo:country="US" officeooo:rsid="001ab18b" officeooo:paragraph-rsid="001ab18b"/>
    </style:style>
    <style:style style:name="P15" style:family="paragraph" style:parent-style-name="Standard">
      <style:paragraph-properties fo:text-align="justify" style:justify-single-word="false"/>
      <style:text-properties style:text-position="sub 58%" fo:language="en" fo:country="US" officeooo:rsid="001a9ffb" officeooo:paragraph-rsid="001a9ffb"/>
    </style:style>
    <style:style style:name="P16" style:family="paragraph" style:parent-style-name="Standard">
      <style:paragraph-properties fo:text-align="justify" style:justify-single-word="false"/>
      <style:text-properties fo:language="en" fo:country="US" officeooo:rsid="00242645" officeooo:paragraph-rsid="00242645"/>
    </style:style>
    <style:style style:name="P17" style:family="paragraph" style:parent-style-name="Standard">
      <style:paragraph-properties fo:text-align="justify" style:justify-single-word="false"/>
      <style:text-properties fo:language="en" fo:country="US" officeooo:rsid="00335a1b" officeooo:paragraph-rsid="00335a1b"/>
    </style:style>
    <style:style style:name="T1" style:family="text">
      <style:text-properties officeooo:rsid="001ad886"/>
    </style:style>
    <style:style style:name="T2" style:family="text">
      <style:text-properties officeooo:rsid="001eb1fd"/>
    </style:style>
    <style:style style:name="T3" style:family="text">
      <style:text-properties fo:background-color="#ffff00" loext:char-shading-value="0"/>
    </style:style>
    <style:style style:name="T4" style:family="text">
      <style:text-properties officeooo:rsid="001eb1fd" fo:background-color="#ffff00" loext:char-shading-value="0"/>
    </style:style>
    <style:style style:name="T5" style:family="text">
      <style:text-properties officeooo:rsid="00211c44" fo:background-color="#ffff00" loext:char-shading-value="0"/>
    </style:style>
    <style:style style:name="T6" style:family="text">
      <style:text-properties officeooo:rsid="0021cdb9" fo:background-color="#ffff00" loext:char-shading-value="0"/>
    </style:style>
    <style:style style:name="T7" style:family="text">
      <style:text-properties officeooo:rsid="002c5511" fo:background-color="#ffff00" loext:char-shading-value="0"/>
    </style:style>
    <style:style style:name="T8" style:family="text">
      <style:text-properties officeooo:rsid="001f0de0"/>
    </style:style>
    <style:style style:name="T9" style:family="text">
      <style:text-properties officeooo:rsid="00211c44"/>
    </style:style>
    <style:style style:name="T10" style:family="text">
      <style:text-properties officeooo:rsid="00232da9"/>
    </style:style>
    <style:style style:name="T11" style:family="text">
      <style:text-properties officeooo:rsid="00242645"/>
    </style:style>
    <style:style style:name="T12" style:family="text">
      <style:text-properties officeooo:rsid="0024aaeb"/>
    </style:style>
    <style:style style:name="T13" style:family="text">
      <style:text-properties fo:language="ru" fo:country="RU" officeooo:rsid="0027dafc"/>
    </style:style>
    <style:style style:name="T14" style:family="text">
      <style:text-properties fo:language="ru" fo:country="RU" officeooo:rsid="00312a8b"/>
    </style:style>
    <style:style style:name="T15" style:family="text">
      <style:text-properties officeooo:rsid="0028eb1f"/>
    </style:style>
    <style:style style:name="T16" style:family="text">
      <style:text-properties officeooo:rsid="002c8c35"/>
    </style:style>
    <style:style style:name="T17" style:family="text">
      <style:text-properties officeooo:rsid="00312a8b"/>
    </style:style>
    <style:style style:name="T18" style:family="text">
      <style:text-properties officeooo:rsid="0032bbd0"/>
    </style:style>
    <style:style style:name="T19" style:family="text">
      <style:text-properties officeooo:rsid="0032e899"/>
    </style:style>
    <style:style style:name="T20" style:family="text">
      <style:text-properties officeooo:rsid="00335a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FC tech has a 3 modes:</text:p>
      <text:p text:style-name="P14">emulation NFC-card, peering mode, read/write mode.</text:p>
      <text:p text:style-name="P14">In peering mode phones can exchange information as files. For handshake purposes uses XML.</text:p>
      <text:p text:style-name="P14">In read/write mode <text:span text:style-name="T1">NFC phone can read and write NFC tags.</text:span></text:p>
      <text:p text:style-name="P15">Storage area of MifareClassic has 16 areas, each areas has 4 blocks, each block contain 16 bytes.</text:p>
      <text:p text:style-name="P15">So, 16*4*16, 1024 bytes or 512 UTF-8 symbols.</text:p>
      <text:p text:style-name="P1"/>
      <text:p text:style-name="P2">Client has QR-code (MAC address of WiFi+<text:span text:style-name="T3">random value(0..1024 in Hex), </text:span><text:span text:style-name="T7">which generated when the application is first runned</text:span>+current DateTime (Date, Hours, Minutes <text:span text:style-name="T4">in UTC+3 zone</text:span><text:span text:style-name="T2">)</text:span>. As well clien<text:span text:style-name="T2">t</text:span> has NFC tag with the same data.</text:p>
      <text:p text:style-name="P2"/>
      <text:p text:style-name="P3">Service (Sell) Point (hereinafter – SP) application has ability to read NFC data from clients' devices.</text:p>
      <text:p text:style-name="P3"/>
      <text:p text:style-name="P3">Then it should compare clients's DateTime and SP's DateTime. Application should admit customizable acceptable difference, as an example 5 minutes. If DateTime is not equal and difference has value more than defined, there are should be warning on the SP's screen: “Either of SP's or clients's DateTime settings is inaccurate, please check DateTime on the devices” and stop any further processing.</text:p>
      <text:p text:style-name="P3"/>
      <text:p text:style-name="P3">If <text:span text:style-name="T8">clients' DateTime and SP's DateTime are equal (or difference less than defined in settings) than it should parse MAC address of WiFi (and random value-as option) from data string.</text:span></text:p>
      <text:p text:style-name="P3"/>
      <text:p text:style-name="P4">Then it should send SELECT query to the MySQL server in internet and expect something in return. MySQL' properties should be customizable as well <text:span text:style-name="T9">(ip address v4 (</text:span><text:span text:style-name="T5">v6 as option</text:span><text:span text:style-name="T6">)</text:span><text:span text:style-name="T9"> or domain name, port, database name, login, password).</text:span></text:p>
      <text:p text:style-name="P4"/>
      <text:p text:style-name="P5">Table structure <text:span text:style-name="T11">(main)</text:span></text:p>
      <text:p text:style-name="P5"/>
      <text:p text:style-name="P5"><text:span text:style-name="T13">1 </text:span>client_id (AI), int, primary key</text:p>
      <text:p text:style-name="P6"><text:span text:style-name="T13">2 </text:span><text:span text:style-name="T16">mac</text:span>, <text:span text:style-name="T10">text (60 symbols), unique, UTF8 General CI (not null?)</text:span></text:p>
      <text:p text:style-name="P7"><text:span text:style-name="T13">3 </text:span><text:span text:style-name="T16">clientn</text:span>ame, text (128 symbols), <text:span text:style-name="T10">UTF8 General CI, not null</text:span></text:p>
      <text:p text:style-name="P7"><text:span text:style-name="T13">4 </text:span><text:span text:style-name="T17">anyv</text:span>1, int (0..<text:span text:style-name="T19">65k</text:span>)</text:p>
      <text:p text:style-name="P7"><text:span text:style-name="T13">5 </text:span><text:span text:style-name="T17">anyv</text:span>2, int (0..<text:span text:style-name="T19">65k</text:span>)</text:p>
      <text:p text:style-name="P7"><text:span text:style-name="T13">6 </text:span>size<text:span text:style-name="T19">v</text:span>1, int (<text:span text:style-name="T19">FLOAT</text:span>)</text:p>
      <text:p text:style-name="P7"><text:span text:style-name="T13">7 </text:span>size<text:span text:style-name="T19">v</text:span>2, int (<text:span text:style-name="T19">FLOAT</text:span>)</text:p>
      <text:p text:style-name="P7"><text:span text:style-name="T13">8 </text:span>incrementv1, <text:span text:style-name="T19">(FLOAT)</text:span></text:p>
      <text:p text:style-name="P7"><text:span text:style-name="T13">9 </text:span>incrementv2, <text:span text:style-name="T19">(FLOAT)</text:span></text:p>
      <text:p text:style-name="P7"><text:span text:style-name="T13">1</text:span><text:span text:style-name="T20">0</text:span><text:span text:style-name="T13"> </text:span><text:span text:style-name="T12">d</text:span>ateofcreation, datetime<text:span text:style-name="T15">stamp</text:span></text:p>
      <text:p text:style-name="P8"><text:span text:style-name="T13">1</text:span><text:span text:style-name="T20">1</text:span><text:span text:style-name="T13"> </text:span>dateoflastuse, datetime<text:span text:style-name="T15">stamp</text:span></text:p>
      <text:p text:style-name="P17">12 <text:span text:style-name="T17">comment, text 512 symbols, UTF8, General CI</text:span></text:p>
      <text:p text:style-name="P17">13 uses (int)</text:p>
      <text:p text:style-name="P17"/>
      <text:p text:style-name="P10">Form should settings which fields to show (all fields, all fields, which are not NULL, and selected fields)</text:p>
      <text:p text:style-name="P10"/>
      <text:p text:style-name="P11">Fields 2..9 should allowed editing.</text:p>
      <text:p text:style-name="P11"/>
      <text:p text:style-name="P12">If returns nothing, there are should be dialog which warnings about zero findings and invitation to create new record. If operator of SPs answer yes, it's automatically should filled second field from client's device's data.</text:p>
      <text:p text:style-name="P12"/>
      <text:p text:style-name="P13"/>
      <text:p text:style-name="P11"><text:soft-page-break/></text:p>
      <text:p text:style-name="P11"/>
      <text:p text:style-name="P9"/>
      <text:p text:style-name="P7"/>
      <text:p text:style-name="P5"/>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9:19:15.349000000</meta:creation-date>
    <dc:date>2017-01-24T13:51:57.145000000</dc:date>
    <meta:editing-duration>PT5H45M12S</meta:editing-duration>
    <meta:editing-cycles>24</meta:editing-cycles>
    <meta:generator>LibreOffice/4.4.6.3$Windows_x86 LibreOffice_project/e8938fd3328e95dcf59dd64e7facd2c7d67c704d</meta:generator>
    <meta:document-statistic meta:table-count="0" meta:image-count="0" meta:object-count="0" meta:page-count="2" meta:paragraph-count="28" meta:word-count="368" meta:character-count="2289" meta:non-whitespace-character-count="1948"/>
  </office:meta>
</office:document-meta>
</file>